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list-style-name="L1">
      <style:text-properties fo:font-size="14pt" style:font-size-asian="14pt" style:font-size-complex="14pt"/>
    </style:style>
    <style:style style:name="P4" style:family="paragraph" style:parent-style-name="Standard" style:list-style-name="L2">
      <style:text-properties fo:font-size="14pt" style:font-size-asian="14pt" style:font-size-complex="14pt"/>
    </style:style>
    <style:style style:name="P5" style:family="paragraph" style:parent-style-name="Standard" style:list-style-name="L3">
      <style:text-properties fo:font-size="14pt" style:font-size-asian="14pt" style:font-size-complex="14pt"/>
    </style:style>
    <style:style style:name="P6" style:family="paragraph" style:parent-style-name="Standard" style:list-style-name="L4">
      <style:text-properties fo:font-size="14pt" style:font-size-asian="14pt" style:font-size-complex="14pt"/>
    </style:style>
    <style:style style:name="P7" style:family="paragraph" style:parent-style-name="Standard" style:list-style-name="L5">
      <style:text-properties fo:font-size="14pt" style:font-size-asian="14pt" style:font-size-complex="14pt"/>
    </style:style>
    <style:style style:name="P8" style:family="paragraph" style:parent-style-name="Standard" style:list-style-name="L6">
      <style:text-properties fo:font-size="14pt" style:font-size-asian="14pt" style:font-size-complex="14pt"/>
    </style:style>
    <style:style style:name="P9" style:family="paragraph" style:parent-style-name="Standard" style:list-style-name="L7">
      <style:text-properties fo:font-size="14pt" style:font-size-asian="14pt" style:font-size-complex="14pt"/>
    </style:style>
    <style:style style:name="P10" style:family="paragraph" style:parent-style-name="Standard" style:list-style-name="L8">
      <style:text-properties fo:font-size="14pt" style:font-size-asian="14pt" style:font-size-complex="14pt"/>
    </style:style>
    <style:style style:name="P11" style:family="paragraph" style:parent-style-name="Standard" style:list-style-name="L9">
      <style:text-properties fo:font-size="14pt" style:font-size-asian="14pt" style:font-size-complex="14pt"/>
    </style:style>
    <style:style style:name="P12" style:family="paragraph" style:parent-style-name="Standard" style:list-style-name="L10">
      <style:text-properties fo:font-size="14pt" style:font-size-asian="14pt" style:font-size-complex="14pt"/>
    </style:style>
    <style:style style:name="P13" style:family="paragraph" style:parent-style-name="Standard" style:list-style-name="L11">
      <style:text-properties fo:font-size="14pt" style:font-size-asian="14pt" style:font-size-complex="14pt"/>
    </style:style>
    <style:style style:name="P14" style:family="paragraph" style:parent-style-name="Standard" style:list-style-name="L12">
      <style:text-properties fo:font-size="14pt" style:font-size-asian="14pt" style:font-size-complex="14pt"/>
    </style:style>
    <style:style style:name="P15" style:family="paragraph" style:parent-style-name="Standard" style:list-style-name="L13">
      <style:text-properties fo:font-size="14pt" style:font-size-asian="14pt" style:font-size-complex="14pt"/>
    </style:style>
    <style:style style:name="P16" style:family="paragraph" style:parent-style-name="Standard" style:list-style-name="L14">
      <style:text-properties fo:font-size="14pt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18" style:family="paragraph" style:parent-style-name="Standard" style:list-style-name="L15"/>
    <style:style style:name="P19" style:family="paragraph" style:parent-style-name="Standard" style:master-page-name="Landscape_20__28_user_29_">
      <style:paragraph-properties fo:text-align="center" style:justify-single-word="false" style:page-number="auto"/>
      <style:text-properties fo:font-size="18pt" style:text-underline-style="solid" style:text-underline-width="auto" style:text-underline-color="font-color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rehbuch Abschlusspräsentation</text:p>
      <text:p text:style-name="P17"/>
      <text:p text:style-name="P1">Zeit insgesamt: 15 Min Vortrag + 10 Min Demonstration</text:p>
      <text:p text:style-name="P1"/>
      <text:p text:style-name="P1"/>
      <text:p text:style-name="P1"/>
      <text:list xml:id="list348243517203376951" text:style-name="L1">
        <text:list-item>
          <text:p text:style-name="P3">Titelfolie → 1 Min</text:p>
        </text:list-item>
      </text:list>
      <text:list xml:id="list7100220831864486269" text:style-name="L2">
        <text:list-item>
          <text:list>
            <text:list-item>
              <text:p text:style-name="P4">Aufhänger US Wahl</text:p>
            </text:list-item>
          </text:list>
        </text:list-item>
      </text:list>
      <text:list xml:id="list33599240" text:continue-list="list348243517203376951" text:style-name="L1">
        <text:list-item>
          <text:p text:style-name="P3">Anforderungen → 2 Min</text:p>
        </text:list-item>
      </text:list>
      <text:list xml:id="list8342536790701875817" text:style-name="L15">
        <text:list-item>
          <text:list>
            <text:list-item>
              <text:p text:style-name="P18"><text:span text:style-name="T1">Erklärung Workflow → 0,5 Min</text:span></text:p>
            </text:list-item>
          </text:list>
        </text:list-item>
      </text:list>
      <text:list xml:id="list2656143928856231281" text:style-name="L3">
        <text:list-item>
          <text:list>
            <text:list-item>
              <text:p text:style-name="P5">Beschreibung der Hauptaufgaben und wichtigsten Qualitätskriterien des Wahl-Analyse-Tools → 0,5 Min pro Unterpunkt</text:p>
            </text:list-item>
          </text:list>
        </text:list-item>
      </text:list>
      <text:list xml:id="list33600466" text:continue-list="list33599240" text:style-name="L1">
        <text:list-item>
          <text:p text:style-name="P3">CBMC → 1,5 Minuten</text:p>
        </text:list-item>
      </text:list>
      <text:list xml:id="list3579966273250267786" text:style-name="L4">
        <text:list-item>
          <text:list>
            <text:list-item>
              <text:p text:style-name="P6">Erklärung von Bounded Model Checking → 0,5 Min</text:p>
            </text:list-item>
            <text:list-item>
              <text:p text:style-name="P6">Einsatz von CBMC in BEAST → 1,5 Min</text:p>
            </text:list-item>
          </text:list>
        </text:list-item>
      </text:list>
      <text:list xml:id="list33589862" text:continue-list="list33600466" text:style-name="L1">
        <text:list-item>
          <text:p text:style-name="P3">Eingabe Vorbedingung ohne BEAST → 5 Sekunden</text:p>
          <text:p text:style-name="P3">&amp;<text:tab/></text:p>
        </text:list-item>
        <text:list-item>
          <text:p text:style-name="P3">Eingabe Vorbedingung mit BEAST → 20 Sekunden</text:p>
        </text:list-item>
      </text:list>
      <text:list xml:id="list2568321203411012623" text:style-name="L5">
        <text:list-item>
          <text:list>
            <text:list-item>
              <text:p text:style-name="P7">Vergleich der beiden</text:p>
            </text:list-item>
          </text:list>
        </text:list-item>
      </text:list>
      <text:list xml:id="list33598721" text:continue-list="list33589862" text:style-name="L1">
        <text:list-item>
          <text:p text:style-name="P3">Ausgabe Ergebnis<text:tab/>von CBMC → 5 Sekunden</text:p>
          <text:p text:style-name="P3">&amp;</text:p>
        </text:list-item>
        <text:list-item>
          <text:p text:style-name="P3">Ausgabe Ergebnis von BEAST → 0,5 Min</text:p>
        </text:list-item>
      </text:list>
      <text:list xml:id="list5510459522436292617" text:style-name="L6">
        <text:list-item>
          <text:list>
            <text:list-item>
              <text:p text:style-name="P8">Vergleich und Bezug auf Benutzerfreundlichkeit und Zielgruppe</text:p>
            </text:list-item>
          </text:list>
        </text:list-item>
      </text:list>
      <text:list xml:id="list33591968" text:continue-list="list33598721" text:style-name="L1">
        <text:list-item>
          <text:p text:style-name="P3">Parametereditor → 0,5 Min</text:p>
          <text:p text:style-name="P3">&amp;</text:p>
        </text:list-item>
        <text:list-item>
          <text:p text:style-name="P3">C-Editor → 0,5 Min</text:p>
          <text:p text:style-name="P3">&amp;</text:p>
        </text:list-item>
        <text:list-item>
          <text:p text:style-name="P3"><text:s/>Eigenschafteneditor → 0,5 Min</text:p>
          <text:p text:style-name="P3">&amp;</text:p>
        </text:list-item>
        <text:list-item>
          <text:p text:style-name="P3"><text:s/>Eigenschaftenliste → 0,5 Min</text:p>
        </text:list-item>
      </text:list>
      <text:list xml:id="list7019413511056470308" text:style-name="L7">
        <text:list-item>
          <text:list>
            <text:list-item>
              <text:p text:style-name="P9">Erklärung der Grundlegenden Funktionen der einzelnen Fenster</text:p>
            </text:list-item>
          </text:list>
        </text:list-item>
      </text:list>
      <text:list xml:id="list33585186" text:continue-list="list33591968" text:style-name="L1">
        <text:list-item>
          <text:p text:style-name="P3"><text:s/>Übersicht</text:p>
        </text:list-item>
      </text:list>
      <text:list xml:id="list6717625158432684838" text:style-name="L8">
        <text:list-item>
          <text:list>
            <text:list-item>
              <text:p text:style-name="P10">Erklärung der einzelnen Pakete → 2 Min <text:tab/></text:p>
            </text:list-item>
            <text:list-item>
              <text:p text:style-name="P10"/>
            </text:list-item>
          </text:list>
        </text:list-item>
      </text:list>
      <text:list xml:id="list33605739" text:continue-list="list33585186" text:style-name="L1">
        <text:list-item>
          <text:p text:style-name="P3"><text:s/>Projekt → 1,5 Min</text:p>
        </text:list-item>
      </text:list>
      <text:list xml:id="list8760062053329852468" text:style-name="L9">
        <text:list-item>
          <text:list>
            <text:list-item>
              <text:p text:style-name="P11">Verlauf</text:p>
            </text:list-item>
          </text:list>
        </text:list-item>
      </text:list>
      <text:list xml:id="list7650126522560542458" text:style-name="L10">
        <text:list-item>
          <text:list>
            <text:list-item>
              <text:list>
                <text:list-item>
                  <text:p text:style-name="P12">Kurze Erklärung Wasserfallmodell mit Rückkopplung</text:p>
                </text:list-item>
                <text:list-item>
                  <text:p text:style-name="P12">Änderungen zu Artefakten aus vorhergehenden Phasen</text:p>
                </text:list-item>
              </text:list>
            </text:list-item>
            <text:list-item>
              <text:p text:style-name="P12"><text:s/>Erfahrungen</text:p>
            </text:list-item>
          </text:list>
        </text:list-item>
      </text:list>
      <text:list xml:id="list3203240769289995124" text:style-name="L11">
        <text:list-item>
          <text:list>
            <text:list-item>
              <text:list>
                <text:list-item>
                  <text:p text:style-name="P13">Auf fachlicher Ebene</text:p>
                </text:list-item>
                <text:list-item>
                  <text:p text:style-name="P13">Im Projektmanagement</text:p>
                </text:list-item>
              </text:list>
            </text:list-item>
          </text:list>
        </text:list-item>
      </text:list>
      <text:list xml:id="list33605974" text:continue-list="list33605739" text:style-name="L1">
        <text:list-item>
          <text:p text:style-name="P3"><text:s/>Statistiken → 1 Min</text:p>
        </text:list-item>
      </text:list>
      <text:list xml:id="list7383718790418659610" text:style-name="L12">
        <text:list-item>
          <text:list>
            <text:list-item>
              <text:p text:style-name="P14">Code 16000 Zeilen + 8000 Zeilen Kommentare</text:p>
            </text:list-item>
            <text:list-item>
              <text:p text:style-name="P14"><text:soft-page-break/>Commits 1000</text:p>
            </text:list-item>
            <text:list-item>
              <text:p text:style-name="P14">Tests 200</text:p>
            </text:list-item>
            <text:list-item>
              <text:p text:style-name="P14">Testüberdeckung 80% Instruktionsüberdeckung</text:p>
            </text:list-item>
          </text:list>
        </text:list-item>
      </text:list>
      <text:list xml:id="list33608896" text:continue-list="list33605974" text:style-name="L1">
        <text:list-item>
          <text:p text:style-name="P3"><text:s/>Testüberdeckung → 0,5 Min</text:p>
        </text:list-item>
        <text:list-item>
          <text:p text:style-name="P3"><text:s/>Verwendete Tools → 0,5 Min</text:p>
        </text:list-item>
      </text:list>
      <text:list xml:id="list8888326345843788150" text:style-name="L13">
        <text:list-item>
          <text:list>
            <text:list-item>
              <text:p text:style-name="P15">IDEs: Eclipse, IntelliJ, NetBeans</text:p>
            </text:list-item>
            <text:list-item>
              <text:p text:style-name="P15">Tests: JUnit, EclEmma</text:p>
            </text:list-item>
            <text:list-item>
              <text:p text:style-name="P15">Visualisierung: Umlet, Latex, VisualVM</text:p>
            </text:list-item>
            <text:list-item>
              <text:p text:style-name="P15">Versionskontrolle: Git</text:p>
            </text:list-item>
          </text:list>
        </text:list-item>
      </text:list>
      <text:p text:style-name="P1">Summe Zeit soweit: 13 Min verplant, 2 Min Puffer</text:p>
      <text:p text:style-name="P1"/>
      <text:list xml:id="list33594803" text:continue-list="list33608896" text:style-name="L1">
        <text:list-item>
          <text:p text:style-name="P3"><text:s/>Demonstration anhand eines Beispiels aus der Realität</text:p>
        </text:list-item>
      </text:list>
      <text:list xml:id="list7843051394975454644" text:style-name="L14">
        <text:list-item>
          <text:list>
            <text:list-item>
              <text:p text:style-name="P16">Wahlverfahren: Vereinfachte Variante der US-Wahl</text:p>
            </text:list-item>
            <text:list-item>
              <text:p text:style-name="P16">Fragestellung: Wie konnte Donald Trump mit weniger Stimmen gewinnen?</text:p>
            </text:list-item>
            <text:list-item>
              <text:p text:style-name="P16">Vorführung:</text:p>
              <text:list>
                <text:list-item>
                  <text:p text:style-name="P16">1</text:p>
                </text:list-item>
                <text:list-item>
                  <text:p text:style-name="P16">2</text:p>
                </text:list-item>
                <text:list-item>
                  <text:p text:style-name="P16">3</text:p>
                </text:list-item>
              </text:list>
            </text:list-item>
          </text:list>
        </text:list-item>
      </text:list>
      <text:list xml:id="list33587252" text:continue-list="list33594803" text:style-name="L1">
        <text:list-item>
          <text:p text:style-name="P3"><text:s/>Fragen → 5 Min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Zeiteinteilung Vortrag</text:p>
      <text:p text:style-name="P1"><draw:frame draw:style-name="fr1" draw:name="Objekt1" text:anchor-type="paragraph" svg:x="-0.721cm" svg:y="1.854cm" svg:width="27.423cm" svg:height="9.3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_20__28_user_29_" style:display-name="Landscape (user)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nas Wohnig</meta:initial-creator>
    <meta:creation-date>2017-03-26T23:11:49.47</meta:creation-date>
    <dc:date>2017-04-06T13:41:27.63</dc:date>
    <dc:creator>Jonas Wohnig</dc:creator>
    <meta:editing-duration>PT10H43M6S</meta:editing-duration>
    <meta:editing-cycles>55</meta:editing-cycles>
    <meta:generator>OpenOffice/4.1.1$Win32 OpenOffice.org_project/411m6$Build-9775</meta:generator>
    <meta:document-statistic meta:table-count="0" meta:image-count="0" meta:object-count="1" meta:page-count="3" meta:paragraph-count="56" meta:word-count="283" meta:character-count="165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010" number:language="de" number:country="DE">
      <number:number number:decimal-places="0" number:min-integer-digits="1"/>
      <number:text>%</number:text>
    </number:percentag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fals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fals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422cm" svg:height="9.339cm" xlink:href="." xlink:type="simple" chart:class="chart:bar" chart:style-name="ch1">
        <chart:legend chart:legend-position="bottom" svg:x="2.633cm" svg:y="6.958cm" style:legend-expansion="wide" chart:style-name="ch2"/>
        <chart:plot-area chart:style-name="ch3" chart:data-source-has-labels="both" svg:x="0.998cm" svg:y="0.879cm" svg:width="25.328cm" svg:height="5.473cm">
          <chartooo:coordinate-region svg:x="1.25cm" svg:y="0.879cm" svg:width="24.638cm" svg:height="4.8cm"/>
          <chart:axis chart:dimension="x" chart:name="primary-x" chart:style-name="ch4" chartooo:axis-type="text">
            <chart:categories table:cell-range-address="local-table.$B$1:.$B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A$2" chart:class="chart:bar">
            <chart:data-point/>
          </chart:series>
          <chart:series chart:style-name="ch8" chart:values-cell-range-address="local-table.$B$3:.$B$3" chart:label-cell-address="local-table.$A$3" chart:class="chart:bar">
            <chart:data-point/>
          </chart:series>
          <chart:series chart:style-name="ch9" chart:values-cell-range-address="local-table.$B$4:.$B$4" chart:label-cell-address="local-table.$A$4" chart:class="chart:bar">
            <chart:data-point/>
          </chart:series>
          <chart:series chart:style-name="ch10" chart:values-cell-range-address="local-table.$B$5:.$B$5" chart:label-cell-address="local-table.$A$5" chart:class="chart:bar">
            <chart:data-point/>
          </chart:series>
          <chart:series chart:style-name="ch11" chart:values-cell-range-address="local-table.$B$6:.$B$6" chart:label-cell-address="local-table.$A$6" chart:class="chart:bar">
            <chart:data-point/>
          </chart:series>
          <chart:series chart:style-name="ch12" chart:values-cell-range-address="local-table.$B$7:.$B$7" chart:label-cell-address="local-table.$A$7" chart:class="chart:bar">
            <chart:data-point/>
          </chart:series>
          <chart:series chart:style-name="ch13" chart:values-cell-range-address="local-table.$B$8:.$B$8" chart:label-cell-address="local-table.$A$8" chart:class="chart:bar">
            <chart:data-point/>
          </chart:series>
          <chart:series chart:style-name="ch14" chart:values-cell-range-address="local-table.$B$9:.$B$9" chart:label-cell-address="local-table.$A$9" chart:class="chart:bar">
            <chart:data-point/>
          </chart:series>
          <chart:series chart:style-name="ch15" chart:values-cell-range-address="local-table.$B$10:.$B$10" chart:label-cell-address="local-table.$A$10" chart:class="chart:bar">
            <chart:data-point/>
          </chart:series>
          <chart:series chart:style-name="ch16" chart:values-cell-range-address="local-table.$B$11:.$B$11" chart:label-cell-address="local-table.$A$11" chart:class="chart:bar">
            <chart:data-point/>
          </chart:series>
          <chart:series chart:style-name="ch17" chart:values-cell-range-address="local-table.$B$12:.$B$12" chart:label-cell-address="local-table.$A$12" chart:class="chart:bar">
            <chart:data-point/>
          </chart:series>
          <chart:series chart:style-name="ch18" chart:values-cell-range-address="local-table.$B$13:.$B$13" chart:label-cell-address="local-table.$A$13" chart:class="chart:bar">
            <chart:data-point/>
          </chart:series>
          <chart:series chart:style-name="ch7" chart:values-cell-range-address="local-table.$B$14:.$B$14" chart:label-cell-address="local-table.$A$14" chart:class="chart:bar">
            <chart:data-point/>
          </chart:series>
          <chart:series chart:style-name="ch8" chart:values-cell-range-address="local-table.$B$15:.$B$15" chart:label-cell-address="local-table.$A$15" chart:class="chart:bar">
            <chart:data-point/>
          </chart:series>
          <chart:series chart:style-name="ch9" chart:values-cell-range-address="local-table.$B$16:.$B$16" chart:label-cell-address="local-table.$A$16" chart:class="chart:bar">
            <chart:data-point/>
          </chart:series>
          <chart:series chart:style-name="ch10" chart:values-cell-range-address="local-table.$B$17:.$B$17" chart:label-cell-address="local-table.$A$17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itelfolie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Anforderunge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CBMC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Eingabe Vorbedingung ohne BEAST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ingabe Vorbedingung mit BEAST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usgabe Ergebnis von CBMC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usgabe Ergebnis von BEAST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Parametereditor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C-Editor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Eigenschafteneditor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Eigenschaftenliste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Übersicht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Projekt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Statistike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estüberdeckung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Verwendete Tools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